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500000032E292636A.png" manifest:media-type="image/png"/>
  <manifest:file-entry manifest:full-path="Pictures/10000001000003BC0000046F384E36F9.png" manifest:media-type="image/png"/>
  <manifest:file-entry manifest:full-path="Pictures/10000001000003C0000000C0C23993E3.png" manifest:media-type="image/png"/>
  <manifest:file-entry manifest:full-path="Pictures/10000001000002A0000000416A820DB3.png" manifest:media-type="image/png"/>
  <manifest:file-entry manifest:full-path="Pictures/10000001000003B80000023DEC21C987.png" manifest:media-type="image/png"/>
  <manifest:file-entry manifest:full-path="Pictures/10000001000003C90000013D2528FA20.png" manifest:media-type="image/png"/>
  <manifest:file-entry manifest:full-path="Pictures/10000001000001DB000000430DBF81F0.png" manifest:media-type="image/png"/>
  <manifest:file-entry manifest:full-path="Pictures/100000010000045900000030DD170774.png" manifest:media-type="image/png"/>
  <manifest:file-entry manifest:full-path="Pictures/10000001000002500000014531CF353E.png" manifest:media-type="image/png"/>
  <manifest:file-entry manifest:full-path="Pictures/10000001000003BD000000E75466F7DB.png" manifest:media-type="image/png"/>
  <manifest:file-entry manifest:full-path="Pictures/1000000100000426000000362C33646C.png" manifest:media-type="image/png"/>
  <manifest:file-entry manifest:full-path="Pictures/10000001000003C90000011776A97DC9.png" manifest:media-type="image/png"/>
  <manifest:file-entry manifest:full-path="Pictures/10000001000003CE0000010CF9D1B7CD.png" manifest:media-type="image/png"/>
  <manifest:file-entry manifest:full-path="Pictures/10000001000003D4000001AE50050520.png" manifest:media-type="image/png"/>
  <manifest:file-entry manifest:full-path="Pictures/1000000100000425000000213387B40C.png" manifest:media-type="image/png"/>
  <manifest:file-entry manifest:full-path="Pictures/10000001000001310000002364787B63.png" manifest:media-type="image/png"/>
  <manifest:file-entry manifest:full-path="Pictures/10000001000003BD0000036D0EC0210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101cm, 0.14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01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116cm, 0.20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27cm, 0.24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.00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-0.078cm, 0.183cm, 0.18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.095cm, 0.08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296cm" svg:y="-0.443cm" svg:width="11.76cm" svg:height="14.31cm" draw:z-index="1"><draw:image xlink:href="Pictures/10000001000003BC0000046F384E36F9.png" xlink:type="simple" xlink:show="embed" xlink:actuate="onLoad" draw:mime-type="image/png"/></draw:frame><draw:frame draw:style-name="fr2" draw:name="Image2" text:anchor-type="char" svg:x="0.062cm" svg:y="-1.487cm" svg:width="8.273cm" svg:height="0.882cm" draw:z-index="2"><draw:image xlink:href="Pictures/10000000000001D500000032E292636A.png" xlink:type="simple" xlink:show="embed" xlink:actuate="onLoad" draw:mime-type="image/png"/></draw:frame><draw:frame draw:style-name="fr3" draw:name="Image3" text:anchor-type="char" svg:x="15.746cm" svg:y="13.393cm" svg:width="2.701cm" svg:height="0.259cm" draw:z-index="3"><draw:image xlink:href="Pictures/10000001000002A0000000416A820DB3.png" xlink:type="simple" xlink:show="embed" xlink:actuate="onLoad" draw:mime-type="image/png"/></draw:frame><draw:frame draw:style-name="fr4" draw:name="Image4" text:anchor-type="char" svg:x="2.812cm" svg:y="13.49cm" svg:width="12.035cm" svg:height="7.177cm" draw:z-index="4"><draw:image xlink:href="Pictures/10000001000003B80000023DEC21C987.png" xlink:type="simple" xlink:show="embed" xlink:actuate="onLoad" draw:mime-type="image/png"/></draw:frame><draw:frame draw:style-name="fr5" draw:name="Image6" text:anchor-type="char" svg:x="-0.656cm" svg:y="20.412cm" svg:width="12.612cm" svg:height="4.048cm" draw:z-index="0"><draw:image xlink:href="Pictures/10000001000003C90000013D2528FA20.png" xlink:type="simple" xlink:show="embed" xlink:actuate="onLoad" draw:mime-type="image/png"/></draw:frame><draw:frame draw:style-name="fr2" draw:name="Image5" text:anchor-type="char" svg:x="16.17cm" svg:y="20.128cm" svg:width="2.08cm" svg:height="0.295cm" draw:z-index="5"><draw:image xlink:href="Pictures/10000001000001DB000000430DBF81F0.png" xlink:type="simple" xlink:show="embed" xlink:actuate="onLoad" draw:mime-type="image/png"/></draw:frame><draw:frame draw:style-name="fr6" draw:name="Image7" text:anchor-type="char" svg:x="10.652cm" svg:y="24.966cm" svg:width="7.689cm" svg:height="0.333cm" draw:z-index="6"><draw:image xlink:href="Pictures/100000010000045900000030DD170774.png" xlink:type="simple" xlink:show="embed" xlink:actuate="onLoad" draw:mime-type="image/png"/></draw:frame></text:p>
      <text:p text:style-name="P1"><draw:frame draw:style-name="fr7" draw:name="Image8" text:anchor-type="char" svg:x="-0.63cm" svg:y="-0.87cm" svg:width="12.963cm" svg:height="2.554cm" draw:z-index="7"><draw:image xlink:href="Pictures/10000001000003C0000000C0C23993E3.png" xlink:type="simple" xlink:show="embed" xlink:actuate="onLoad" draw:mime-type="image/png"/></draw:frame><draw:frame draw:style-name="fr8" draw:name="Image10" text:anchor-type="char" svg:x="15.192cm" svg:y="0.402cm" svg:width="3.014cm" svg:height="1.649cm" draw:z-index="8"><draw:image xlink:href="Pictures/10000001000002500000014531CF353E.png" xlink:type="simple" xlink:show="embed" xlink:actuate="onLoad" draw:mime-type="image/png"/></draw:frame><draw:frame draw:style-name="fr2" draw:name="Image9" text:anchor-type="char" svg:x="-0.96cm" svg:y="2.489cm" svg:width="13.839cm" svg:height="3.341cm" draw:z-index="9"><draw:image xlink:href="Pictures/10000001000003BD000000E75466F7DB.png" xlink:type="simple" xlink:show="embed" xlink:actuate="onLoad" draw:mime-type="image/png"/></draw:frame><draw:frame draw:style-name="fr2" draw:name="Image11" text:anchor-type="char" svg:x="10.959cm" svg:y="6.017cm" svg:width="7.392cm" svg:height="0.377cm" draw:z-index="10"><draw:image xlink:href="Pictures/1000000100000426000000362C33646C.png" xlink:type="simple" xlink:show="embed" xlink:actuate="onLoad" draw:mime-type="image/png"/></draw:frame><draw:frame draw:style-name="fr2" draw:name="Image12" text:anchor-type="char" svg:x="-0.901cm" svg:y="7.571cm" svg:width="13.744cm" svg:height="3.955cm" draw:z-index="11"><draw:image xlink:href="Pictures/10000001000003C90000011776A97DC9.png" xlink:type="simple" xlink:show="embed" xlink:actuate="onLoad" draw:mime-type="image/png"/></draw:frame><draw:frame draw:style-name="fr2" draw:name="Image13" text:anchor-type="char" svg:x="-0.684cm" svg:y="13.15cm" svg:width="12.4cm" svg:height="3.411cm" draw:z-index="12"><draw:image xlink:href="Pictures/10000001000003CE0000010CF9D1B7CD.png" xlink:type="simple" xlink:show="embed" xlink:actuate="onLoad" draw:mime-type="image/png"/></draw:frame><draw:frame draw:style-name="fr2" draw:name="Image14" text:anchor-type="char" svg:x="-0.686cm" svg:y="17.912cm" svg:width="12.744cm" svg:height="5.592cm" draw:z-index="13"><draw:image xlink:href="Pictures/10000001000003D4000001AE50050520.png" xlink:type="simple" xlink:show="embed" xlink:actuate="onLoad" draw:mime-type="image/png"/></draw:frame><draw:frame draw:style-name="fr2" draw:name="Image16" text:anchor-type="char" svg:x="8.588cm" svg:y="12.061cm" svg:width="9.765cm" svg:height="0.303cm" draw:z-index="15"><draw:image xlink:href="Pictures/1000000100000425000000213387B40C.png" xlink:type="simple" xlink:show="embed" xlink:actuate="onLoad" draw:mime-type="image/png"/></draw:frame><draw:frame draw:style-name="fr2" draw:name="Image17" text:anchor-type="char" svg:x="15.055cm" svg:y="16.14cm" svg:width="2.708cm" svg:height="0.312cm" draw:z-index="16"><draw:image xlink:href="Pictures/10000001000001310000002364787B63.png" xlink:type="simple" xlink:show="embed" xlink:actuate="onLoad" draw:mime-type="image/png"/></draw:frame></text:p>
      <text:p text:style-name="P1"><draw:frame draw:style-name="fr2" draw:name="Image15" text:anchor-type="char" svg:x="0.208cm" svg:y="-0.413cm" svg:width="11.34cm" svg:height="10.391cm" draw:z-index="14"><draw:image xlink:href="Pictures/10000001000003BD0000036D0EC0210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5T16:36:47.178000000</meta:creation-date>
    <dc:date>2025-03-05T20:57:14.772000000</dc:date>
    <meta:editing-duration>PT17M44S</meta:editing-duration>
    <meta:editing-cycles>1</meta:editing-cycles>
    <meta:document-statistic meta:table-count="0" meta:image-count="17" meta:object-count="0" meta:page-count="11" meta:paragraph-count="0" meta:word-count="0" meta:character-count="0" meta:non-whitespace-character-count="0"/>
    <meta:generator>LibreOffice/24.8.5.2$Windows_X86_64 LibreOffice_project/fddf2685c70b461e7832239a0162a77216259f22</meta:generator>
  </office:meta>
</office:document-meta>
</file>